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da77a" officeooo:paragraph-rsid="000da77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rrain = tableau de lanes</text:p>
      <text:p text:style-name="P1">Lanes → 4 références à des points</text:p>
      <text:p text:style-name="P1">Structure map ? → Un vecteur de points, juste pour la lisibilité ?</text:p>
      <text:p text:style-name="P1">Points → paire de floats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24T14:43:48.209762080</meta:creation-date>
    <dc:date>2022-03-25T12:04:00.012387266</dc:date>
    <meta:editing-duration>PT21H10M1S</meta:editing-duration>
    <meta:editing-cycles>1</meta:editing-cycles>
    <meta:document-statistic meta:table-count="0" meta:image-count="0" meta:object-count="0" meta:page-count="1" meta:paragraph-count="4" meta:word-count="30" meta:character-count="149" meta:non-whitespace-character-count="123"/>
    <meta:generator>LibreOffice/6.4.7.2$Linux_X86_64 LibreOffice_project/40$Build-2</meta:generator>
  </office:meta>
</office:document-meta>
</file>